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d113" officeooo:paragraph-rsid="001dd113"/>
    </style:style>
    <style:style style:name="P2" style:family="paragraph" style:parent-style-name="Text_20_body">
      <style:paragraph-properties fo:line-height="100%"/>
      <style:text-properties officeooo:rsid="001dd113" officeooo:paragraph-rsid="001dd113"/>
    </style:style>
    <style:style style:name="P3" style:family="paragraph" style:parent-style-name="Text_20_body" style:list-style-name="L1">
      <style:paragraph-properties fo:line-height="100%"/>
      <style:text-properties officeooo:rsid="001dd113" officeooo:paragraph-rsid="001dd113"/>
    </style:style>
    <style:style style:name="P4" style:family="paragraph" style:parent-style-name="Text_20_body">
      <style:paragraph-properties fo:line-height="100%"/>
      <style:text-properties officeooo:rsid="001f4a4c" officeooo:paragraph-rsid="001f4a4c"/>
    </style:style>
    <style:style style:name="P5" style:family="paragraph" style:parent-style-name="Text_20_body" style:list-style-name="L3">
      <style:paragraph-properties fo:line-height="100%"/>
      <style:text-properties officeooo:rsid="001f4a4c" officeooo:paragraph-rsid="001f4a4c"/>
    </style:style>
    <style:style style:name="P6" style:family="paragraph" style:parent-style-name="Heading_20_1">
      <style:text-properties officeooo:rsid="001dd113" officeooo:paragraph-rsid="001dd113"/>
    </style:style>
    <style:style style:name="P7" style:family="paragraph" style:parent-style-name="Heading_20_1">
      <style:text-properties officeooo:paragraph-rsid="001dd113"/>
    </style:style>
    <style:style style:name="P8" style:family="paragraph" style:parent-style-name="Title">
      <style:text-properties officeooo:rsid="001dd113" officeooo:paragraph-rsid="001dd113"/>
    </style:style>
    <style:style style:name="T1" style:family="text">
      <style:text-properties officeooo:rsid="001dd113"/>
    </style:style>
    <style:style style:name="T2" style:family="text">
      <style:text-properties officeooo:rsid="001f4a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ption du projet</text:p>
      <text:p text:style-name="P1"/>
      <text:h text:style-name="P7" text:outline-level="1"><text:span text:style-name="T1">Membres</text:span></text:h>
      <text:p text:style-name="P2">Julien Reboul</text:p>
      <text:p text:style-name="P2">Willis Chadouli</text:p>
      <text:p text:style-name="P2">Rudy Sonetti</text:p>
      <text:p text:style-name="P1"/>
      <text:h text:style-name="P6" text:outline-level="1">Description du sujet</text:h>
      <text:p text:style-name="P2">Le projet est un jeu de Monopoly simplifié. Nous avons donc réalisé un Monopoly avec des règles et mécaniques en moins <text:span text:style-name="T2">ou modifiées</text:span>:</text:p>
      <text:list xml:id="list398699565" text:style-name="L1">
        <text:list-item>
          <text:p text:style-name="P3">Pas de double pour rejouer</text:p>
        </text:list-item>
        <text:list-item>
          <text:p text:style-name="P3">Pas d’hypothèque</text:p>
        </text:list-item>
        <text:list-item>
          <text:p text:style-name="P3">Pas de vente de propriété par un joueur</text:p>
        </text:list-item>
        <text:list-item>
          <text:p text:style-name="P3">Pas d’échange de propriété</text:p>
        </text:list-item>
        <text:list-item>
          <text:p text:style-name="P3">Pas de bâtiment à construire</text:p>
        </text:list-item>
        <text:list-item>
          <text:p text:style-name="P3">Pas de loyer double si on a toutes les propriétés d’une même couleurs</text:p>
        </text:list-item>
        <text:list-item>
          <text:p text:style-name="P3">Les caisses de communauté ont été réduites à un gain/perte entre 0 et 250€ de manière aléatoire</text:p>
        </text:list-item>
        <text:list-item>
          <text:p text:style-name="P3">Les chances ont été réduites à un mouvement de 1 à 3 cases en avant ou en arrière de manière aléatoire</text:p>
        </text:list-item>
        <text:list-item>
          <text:p text:style-name="P3">Pas d’enchère</text:p>
        </text:list-item>
        <text:list-item>
          <text:p text:style-name="P3">Pas de choix de pion (juste des couleurs)</text:p>
        </text:list-item>
        <text:list-item>
          <text:p text:style-name="P3">Obligatoirement 4 joueurs</text:p>
        </text:list-item>
        <text:list-item>
          <text:p text:style-name="P3">Pas de « compagnie des eaux usées » ou « compagnie d’électricité »</text:p>
        </text:list-item>
        <text:list-item>
          <text:p text:style-name="P3">-…</text:p>
        </text:list-item>
      </text:list>
      <text:p text:style-name="P4">Le jeu est plutôt automatisé (les dés se lancent tout seuls par exemple) et la seule interaction avec le joueur se fait en cliquant sur un bouton :</text:p>
      <text:list xml:id="list435756848" text:style-name="L3">
        <text:list-item>
          <text:p text:style-name="P5">« OK » juste après un déplacement ou une action qui ne nécessite pas de choix de la part du joueur</text:p>
        </text:list-item>
        <text:list-item>
          <text:p text:style-name="P5">« Acheter » ou « Refuser » pour acheter ou non une propriété quand un joueur tombe sur une propriété vide (c’est le seul vrai choix que peut faire le joueur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26:27.690000000</meta:creation-date>
    <dc:date>2018-03-18T17:45:44.704000000</dc:date>
    <meta:editing-duration>PT7M14S</meta:editing-duration>
    <meta:editing-cycles>1</meta:editing-cycles>
    <meta:document-statistic meta:table-count="0" meta:image-count="0" meta:object-count="0" meta:page-count="1" meta:paragraph-count="23" meta:word-count="233" meta:character-count="1185" meta:non-whitespace-character-count="990"/>
    <meta:generator>LibreOffice/5.4.5.1$Windows_X86_64 LibreOffice_project/79c9829dd5d8054ec39a82dc51cd9eff340dbee8</meta:generator>
  </office:meta>
</office:document-meta>
</file>